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945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style:style style:name="T2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8cm" svg:height="0.8cm" svg:x="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4cm" svg:y1="11.7cm" svg:x2="2.4cm" svg:y2="14cm">
          <text:p/>
        </draw:line>
        <draw:line draw:style-name="gr2" draw:text-style-name="P1" draw:layer="layout" svg:x1="2.4cm" svg:y1="14cm" svg:x2="3.1cm" svg:y2="15.3cm">
          <text:p/>
        </draw:line>
        <draw:line draw:style-name="gr2" draw:text-style-name="P1" draw:layer="layout" svg:x1="2.4cm" svg:y1="14cm" svg:x2="1.7cm" svg:y2="15.3cm">
          <text:p/>
        </draw:line>
        <draw:line draw:style-name="gr2" draw:text-style-name="P1" draw:layer="layout" svg:x1="1.6cm" svg:y1="12.3cm" svg:x2="3.2cm" svg:y2="12.3cm">
          <text:p/>
        </draw:line>
        <draw:custom-shape draw:style-name="gr3" draw:text-style-name="P2" draw:layer="layout" svg:width="4cm" svg:height="1.6cm" svg:x="4.4cm" svg:y="9.4cm">
          <text:p text:style-name="P1"><text:span text:style-name="T1">Просмотр дынных </text:span></text:p>
          <text:p text:style-name="P1"><text:span text:style-name="T1">в Энциклопед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3cm" svg:height="1.8cm" svg:x="12.2cm" svg:y="13.7cm">
          <text:p text:style-name="P1"><text:span text:style-name="T1">Просмотр </text:span></text:p>
          <text:p text:style-name="P1"><text:span text:style-name="T1">статистики </text:span></text:p>
          <text:p text:style-name="P1"><text:span text:style-name="T1">в конце иг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7.5cm" svg:y="16.5cm">
          <text:p text:style-name="P1"><text:span text:style-name="T1">Просмотр</text:span></text:p>
          <text:p text:style-name="P1"><text:span text:style-name="T1">статисти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.6cm" svg:x="10.6cm" svg:y="18cm">
          <text:p text:style-name="P1"><text:span text:style-name="T1">Удаление</text:span></text:p>
          <text:p text:style-name="P1"><text:span text:style-name="T1">статисти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2.1cm" svg:x="12.4cm" svg:y="11.1cm">
          <text:p text:style-name="P1"><text:span text:style-name="T1">Чтение данных </text:span></text:p>
          <text:p text:style-name="P1"><text:span text:style-name="T1">из базы </text:span></text:p>
          <text:p text:style-name="P1"><text:span text:style-name="T1">Энциклопед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6cm" svg:x="14.7cm" svg:y="17cm">
          <text:p text:style-name="P1"><text:span text:style-name="T1">Запись статистики</text:span></text:p>
          <text:p text:style-name="P1"><text:span text:style-name="T1">в фай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84cm" svg:height="0.4cm" draw:transform="rotate (-1.4215706757503) translate (13.596cm 9.3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662cm" svg:height="0.4cm" draw:transform="rotate (-1.01194190030731) translate (14.839cm 15.353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68cm" svg:height="0.4cm" draw:transform="rotate (0.228638132011214) translate (13.17cm 18.303cm)">
          <text:p/>
          <draw:enhanced-geometry svg:viewBox="0 0 21600 21600" draw:mirror-horizontal="false" draw:mirror-vertical="false" draw:text-areas="?f7 ?f0 21600 ?f2" draw:type="left-arrow" draw:modifiers="3389.5874263261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15.155cm" svg:y="15.8cm">
          <draw:text-box>
            <text:p text:style-name="P1"><text:span text:style-name="T2">Расширяет</text:span></text:p>
          </draw:text-box>
        </draw:frame>
        <draw:frame draw:style-name="gr4" draw:text-style-name="P3" draw:layer="layout" svg:width="2.445cm" svg:height="0.734cm" svg:x="13.3cm" svg:y="18.466cm">
          <draw:text-box>
            <text:p text:style-name="P1"><text:span text:style-name="T2">Расширяет</text:span></text:p>
          </draw:text-box>
        </draw:frame>
        <draw:line draw:style-name="gr2" draw:text-style-name="P1" draw:layer="layout" svg:x1="3.5cm" svg:y1="14.6cm" svg:x2="4.7cm" svg:y2="15cm">
          <text:p/>
        </draw:line>
        <draw:custom-shape draw:style-name="gr3" draw:text-style-name="P2" draw:layer="layout" svg:width="3.8cm" svg:height="1.6cm" svg:x="7.1cm" svg:y="20.1cm">
          <text:p text:style-name="P1"><text:span text:style-name="T1">Чтение </text:span></text:p>
          <text:p text:style-name="P1"><text:span text:style-name="T1">статистики </text:span></text:p>
          <text:p text:style-name="P1"><text:span text:style-name="T1">из фай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8.7cm" svg:y="13.7cm">
          <text:p text:style-name="P1"><text:span text:style-name="T1">Игровой</text:span></text:p>
          <text:p text:style-name="P1"><text:span text:style-name="T1">процес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11.7cm" svg:x2="4.5cm" svg:y2="10.8cm">
          <text:p/>
        </draw:line>
        <draw:custom-shape draw:style-name="gr1" draw:text-style-name="P1" draw:layer="layout" svg:width="3.178cm" svg:height="0.4cm" draw:transform="rotate (-0.826587933745545) translate (10.448cm 8.991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8.655cm" svg:y="19.166cm">
          <draw:text-box>
            <text:p text:style-name="P1"><text:span text:style-name="T2">Расширяет</text:span></text:p>
          </draw:text-box>
        </draw:frame>
        <draw:custom-shape draw:style-name="gr3" draw:text-style-name="P2" draw:layer="layout" svg:width="2.7cm" svg:height="1.5cm" svg:x="4.9cm" svg:y="14.3cm">
          <text:p text:style-name="P2"><text:span text:style-name="T1">Иг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4.9cm" svg:y="14.3cm">
          <text:p text:style-name="P2"><text:span text:style-name="T1">Иг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8.2cm" svg:y="7.6cm">
          <text:p text:style-name="P2"><text:span text:style-name="T1">Просмотр</text:span></text:p>
          <text:p text:style-name="P2"><text:span text:style-name="T1">категор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11.7cm" svg:y="7.7cm">
          <text:p text:style-name="P2"><text:span text:style-name="T1">Просмотр</text:span></text:p>
          <text:p text:style-name="P2"><text:span text:style-name="T1">категор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15.2cm" svg:y="8.1cm">
          <text:p text:style-name="P2"><text:span text:style-name="T1">Просмотр</text:span></text:p>
          <text:p text:style-name="P2"><text:span text:style-name="T1">объек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cm" svg:y1="9.5cm" svg:x2="8.4cm" svg:y2="8.9cm">
          <text:p/>
        </draw:line>
        <draw:line draw:style-name="gr2" draw:text-style-name="P1" draw:layer="layout" svg:x1="11cm" svg:y1="8.4cm" svg:x2="11.5cm" svg:y2="8.4cm">
          <text:p/>
        </draw:line>
        <draw:line draw:style-name="gr2" draw:text-style-name="P1" draw:layer="layout" svg:x1="14.5cm" svg:y1="8.6cm" svg:x2="15.1cm" svg:y2="8.7cm">
          <text:p/>
        </draw:line>
        <draw:custom-shape draw:style-name="gr1" draw:text-style-name="P1" draw:layer="layout" svg:width="1.62cm" svg:height="0.4cm" draw:transform="rotate (-1.83975156452806) translate (16.539cm 9.838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9.3cm" svg:y="10.3cm">
          <draw:text-box>
            <text:p text:style-name="P1"><text:span text:style-name="T2">Расширяет</text:span></text:p>
          </draw:text-box>
        </draw:frame>
        <draw:frame draw:style-name="gr4" draw:text-style-name="P3" draw:layer="layout" svg:width="2.445cm" svg:height="0.734cm" svg:x="13.355cm" svg:y="9.566cm">
          <draw:text-box>
            <text:p text:style-name="P1"><text:span text:style-name="T2">Расширяет</text:span></text:p>
          </draw:text-box>
        </draw:frame>
        <draw:frame draw:style-name="gr5" draw:text-style-name="P3" draw:layer="layout" svg:width="2.445cm" svg:height="0.734cm" svg:x="16cm" svg:y="10.4cm">
          <draw:text-box>
            <text:p text:style-name="P1"><text:span text:style-name="T2">Расширяет</text:span></text:p>
          </draw:text-box>
        </draw:frame>
        <draw:line draw:style-name="gr6" draw:text-style-name="P1" draw:layer="layout" svg:x1="7.7cm" svg:y1="14.7cm" svg:x2="8.6cm" svg:y2="14.6cm">
          <text:p/>
        </draw:line>
        <draw:line draw:style-name="gr6" draw:text-style-name="P1" draw:layer="layout" svg:x1="7.2cm" svg:y1="15.7cm" svg:x2="7.9cm" svg:y2="16.5cm">
          <text:p/>
        </draw:line>
        <draw:line draw:style-name="gr6" draw:text-style-name="P1" draw:layer="layout" svg:x1="11.5cm" svg:y1="14.4cm" svg:x2="12.1cm" svg:y2="14.4cm">
          <text:p/>
        </draw:line>
        <draw:line draw:style-name="gr6" draw:text-style-name="P1" draw:layer="layout" svg:x1="9.9cm" svg:y1="17.8cm" svg:x2="10.7cm" svg:y2="18.3cm">
          <text:p/>
        </draw:line>
        <draw:custom-shape draw:style-name="gr1" draw:text-style-name="P1" draw:layer="layout" svg:width="1.697cm" svg:height="0.4cm" draw:transform="rotate (-1.5955800021741) translate (9cm 18.21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03T22:50:42.78</meta:creation-date>
    <dc:date>2015-11-13T22:38:34.27</dc:date>
    <dc:creator>Василий </dc:creator>
    <meta:editing-duration>PT1H2M11S</meta:editing-duration>
    <meta:editing-cycles>4</meta:editing-cycles>
    <meta:generator>OpenOffice/4.1.2$Win32 OpenOffice.org_project/412m3$Build-9782</meta:generator>
    <meta:document-statistic meta:object-count="39"/>
  </office:meta>
</office:document-meta>
</file>